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normal" style:font-weight-asian="bold" style:font-weight-complex="bold"/>
    </style:style>
    <style:style style:name="P2" style:family="paragraph" style:parent-style-name="Preformatted_20_Text">
      <style:text-properties fo:font-weight="bold" officeooo:paragraph-rsid="0021c5c7" style:font-weight-asian="bold" style:font-weight-complex="bold"/>
    </style:style>
    <style:style style:name="P3" style:family="paragraph" style:parent-style-name="Preformatted_20_Text">
      <style:text-properties fo:font-variant="normal" fo:text-transform="none" fo:color="#000000" style:font-name="monospace" fo:letter-spacing="normal" fo:font-style="normal" fo:font-weight="normal" officeooo:paragraph-rsid="0021c5c7" style:font-weight-asian="bold" style:font-weight-complex="bold"/>
    </style:style>
    <style:style style:name="P4" style:family="paragraph" style:parent-style-name="Preformatted_20_Text">
      <style:text-properties fo:font-variant="normal" fo:text-transform="none" fo:color="#000000" style:font-name="monospace" fo:letter-spacing="normal" fo:font-style="normal" fo:font-weight="normal" officeooo:paragraph-rsid="00234270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02369cd" style:font-weight-asian="bold" style:font-weight-complex="bold"/>
    </style:style>
    <style:style style:name="P7" style:family="paragraph" style:parent-style-name="Standard">
      <style:text-properties fo:font-weight="bold" officeooo:paragraph-rsid="0025befb" style:font-weight-asian="bold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text-properties fo:font-weight="normal" officeooo:paragraph-rsid="0021c5c7" style:font-weight-asian="normal" style:font-weight-complex="normal"/>
    </style:style>
    <style:style style:name="P10" style:family="paragraph" style:parent-style-name="Standard">
      <style:text-properties fo:font-weight="normal" officeooo:paragraph-rsid="002425a9" style:font-weight-asian="normal" style:font-weight-complex="normal"/>
    </style:style>
    <style:style style:name="P11" style:family="paragraph" style:parent-style-name="Standard">
      <style:text-properties fo:font-weight="normal" officeooo:paragraph-rsid="0025befb" style:font-weight-asian="normal" style:font-weight-complex="normal"/>
    </style:style>
    <style:style style:name="P12" style:family="paragraph" style:parent-style-name="Standard">
      <style:text-properties fo:font-style="italic" fo:font-weight="normal" officeooo:paragraph-rsid="0021c5c7" style:font-style-asian="italic" style:font-weight-asian="normal" style:font-style-complex="italic" style:font-weight-complex="normal"/>
    </style:style>
    <style:style style:name="P13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14" style:family="paragraph" style:parent-style-name="Text_20_body">
      <style:text-properties fo:font-style="italic" fo:font-weight="normal" officeooo:paragraph-rsid="002369cd" style:font-style-asian="italic" style:font-weight-asian="normal" style:font-style-complex="italic" style:font-weight-complex="normal"/>
    </style:style>
    <style:style style:name="P15" style:family="paragraph" style:parent-style-name="Text_20_body">
      <style:text-properties fo:font-weight="normal" style:font-weight-asian="normal" style:font-weight-complex="normal"/>
    </style:style>
    <style:style style:name="P16" style:family="paragraph" style:parent-style-name="Text_20_body">
      <style:text-properties fo:font-weight="normal" officeooo:paragraph-rsid="002369cd" style:font-weight-asian="normal" style:font-weight-complex="normal"/>
    </style:style>
    <style:style style:name="T1" style:family="text">
      <style:text-properties fo:font-variant="normal" fo:text-transform="none" fo:color="#000000" style:font-name="monospace" fo:letter-spacing="normal"/>
    </style:style>
    <style:style style:name="T2" style:family="text">
      <style:text-properties fo:font-variant="normal" fo:text-transform="none" fo:color="#000000" style:font-name="monospace" fo:letter-spacing="normal" fo:font-style="normal"/>
    </style:style>
    <style:style style:name="T3" style:family="text">
      <style:text-properties fo:font-variant="normal" fo:text-transform="none" fo:color="#000000" style:font-name="monospace" fo:letter-spacing="normal" fo:font-style="normal" fo:font-weight="normal" style:font-style-asian="italic" style:font-weight-asian="normal" style:font-style-complex="italic" style:font-weight-complex="normal"/>
    </style:style>
    <style:style style:name="T4" style:family="text">
      <style:text-properties fo:font-variant="normal" fo:text-transform="none" fo:color="#000000" style:font-name="monospace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0000" style:font-name="monospace" fo:letter-spacing="normal" fo:font-style="normal" officeooo:rsid="002369c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1c5c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weight-asian="normal" style:font-weight-complex="normal"/>
    </style:style>
    <style:style style:name="T10" style:family="text">
      <style:text-properties officeooo:rsid="0025be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actice: filters</text:p>
      <text:p text:style-name="P5">1. Put a sorted list of all bash users in bashusers.txt.</text:p>
      <text:p text:style-name="Preformatted_20_Text"><text:span text:style-name="T3">grep bash /etc/passwd | cut -d: -f1 | sort &gt; bashusers.txt</text:span></text:p>
      <text:p text:style-name="P8">root:x:0:0:root:/root:/bin/bash</text:p>
      <text:p text:style-name="P8">user:x:1000:1000:user,,,:/home/user:/bin/bash</text:p>
      <text:p text:style-name="P5"/>
      <text:p text:style-name="P6">2. Put a sorted list of all logged on users in onlineusers.txt.</text:p>
      <text:p text:style-name="P6"><text:span text:style-name="T4">who | cut -d' ' -f1 | sort &gt; onlineusers.txt</text:span></text:p>
      <text:p text:style-name="Text_20_body"><text:line-break/></text:p>
      <text:p text:style-name="P5">3. Make a list of all filenames in /etc that contain the string conf in their filename.</text:p>
      <text:p text:style-name="P1"><text:span text:style-name="T2">ls /etc </text:span><text:span text:style-name="T5">| </text:span><text:span text:style-name="T9">grep conf</text:span></text:p>
      <text:p text:style-name="P8"/>
      <text:p text:style-name="P5">4. Make a sorted list of all files in /etc that contain the case insensitive string conf in their filename.</text:p>
      <text:p text:style-name="P3">ls /etc | grep -i conf | sort</text:p>
      <text:p text:style-name="P2"/>
      <text:p text:style-name="P5">5. Look at the output of /sbin/ifconfig. Write a line that displays only ip address and the subnet mask.</text:p>
      <text:p text:style-name="P4">/sbin/ifconfig | head -2 | grep 'inet ' | tr -s ' ' | cut -d' ' -f3,5</text:p>
      <text:p text:style-name="Text_20_body"><text:span text:style-name="T8">6. Write a line that removes all non-letters from a stream.</text:span></text:p>
      <text:p text:style-name="P14">cat text.txt</text:p>
      <text:p text:style-name="P16">when you! reach the comapany# by* 8 </text:p>
      <text:p text:style-name="P13">cat text.txt | tr -d '!#*'</text:p>
      <text:p text:style-name="P15">when you reach the comapany by 8 </text:p>
      <text:p text:style-name="P5">7. Write a line that receives a text file, and outputs all words on a separate line.</text:p>
      <text:p text:style-name="P8">cat &gt; text2.txt</text:p>
      <text:p text:style-name="P10">it's me bindu!!!</text:p>
      <text:p text:style-name="P10"/>
      <text:p text:style-name="P8">user@user-OptiPlex-9020:~$ cat text2.txt | tr ' ' '\n'</text:p>
      <text:p text:style-name="P8">it's</text:p>
      <text:p text:style-name="P8">me</text:p>
      <text:p text:style-name="P8">bindu!!!</text:p>
      <text:p text:style-name="P5"/>
      <text:p text:style-name="P5">8. Write a spell checker on the command line. (There may be a dictionary in /usr/share/dict/ .)</text:p>
      <text:p text:style-name="P8">user@user-OptiPlex-9020:~$ echo "the weather is too cold taday" &gt; text</text:p>
      <text:p text:style-name="P8">user@user-OptiPlex-9020:~$ cat &gt; DICT</text:p>
      <text:p text:style-name="P8">user@user-OptiPlex-9020:~$ aspell -c test.txt</text:p>
      <text:p text:style-name="P11">user@user-OptiPlex-9020:~$ aspell -c "text.txt" </text:p>
      <text:p text:style-name="P11">user@user-OptiPlex-9020:~$ cat DICT</text:p>
      <text:p text:style-name="P11">is </text:p>
      <text:p text:style-name="P11">weather</text:p>
      <text:p text:style-name="P11">the </text:p>
      <text:p text:style-name="P11">too</text:p>
      <text:p text:style-name="P11">cold </text:p>
      <text:p text:style-name="P11">today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13:56:11.152663768</meta:creation-date>
    <dc:date>2020-10-01T15:20:32.214933456</dc:date>
    <meta:editing-duration>PT3M10S</meta:editing-duration>
    <meta:editing-cycles>1</meta:editing-cycles>
    <meta:document-statistic meta:table-count="0" meta:image-count="0" meta:object-count="0" meta:page-count="1" meta:paragraph-count="38" meta:word-count="250" meta:character-count="1436" meta:non-whitespace-character-count="1216"/>
    <meta:generator>LibreOffice/6.4.4.2$Linux_X86_64 LibreOffice_project/40$Build-2</meta:generator>
  </office:meta>
</office:document-meta>
</file>